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RepositoryManager.setAutoShutdown( boolean auto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Reference( String homeDir , String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.cre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CARepositoryManager.autoShutdownRepository( String homeDir , String config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.equals( String s1 , String s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RepositoryManager.JCAReposito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Repository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Manager.isAut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positoryManager.createRepository( String homeDir , String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RepositoryManag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.equals( Referenc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RepositoryManager.getReference( String homeDir , String config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